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e Daten sind in Ordnung.</text:p>
      <text:p text:style-name="Standard">Cases who did return their credit in percent: 70.24%</text:p>
      <text:p text:style-name="Standard">Cases who did not return their credit in percent: 29.76%</text:p>
      <text:p text:style-name="Standard">Model DT successfully optimized with the best parameters of {'criterion': 'gini', 'max_depth': 3, 'min_samples_split': 2}.</text:p>
      <text:p text:style-name="Standard">K_fold Accuracy of DT with best parameters is 65.28% </text:p>
      <text:p text:style-name="Standard">Model rf successfully optimized with the best parameters of {'criterion': 'gini', 'max_depth': 5, 'min_samples_split': 6, 'n_estimators': 30}.</text:p>
      <text:p text:style-name="Standard">K_fold Accuracy of rf with best parameters is 72.98% </text:p>
      <text:p text:style-name="Standard">Model knn successfully optimized with the best parameters of {'leaf_size': 2, 'n_neighbors': 7, 'weights': 'uniform'}.</text:p>
      <text:p text:style-name="Standard">K_fold Accuracy of knn with best parameters is 67.41% </text:p>
      <text:p text:style-name="Standard">K_fold Accuracy of hard Voting Classifier with best parameters is 72.98% </text:p>
      <text:p text:style-name="Standard">K_fold Accuracy of soft Voting Classifier with best parameters is 74.09% </text:p>
      <text:p text:style-name="Standard">K_fold Accuracy of softWithWeight Voting Classifier with best parameters is 71.97% </text:p>
      <text:p text:style-name="Standard"><text:s/>tpr5: [0. <text:s text:c="8"/>0.00290698 0.03488372 0.03488372 0.09593023 0.09593023</text:p>
      <text:p text:style-name="Standard"><text:s/>0.10755814 0.10755814 0.11046512 0.11046512 0.12209302 0.12209302</text:p>
      <text:p text:style-name="Standard"><text:s/>0.15116279 0.15116279 0.16569767 0.16569767 0.18023256 0.18023256</text:p>
      <text:p text:style-name="Standard"><text:s/>0.25 <text:s text:c="6"/>0.25 <text:s text:c="6"/>0.27616279 0.27616279 0.2877907 <text:s/>0.2877907</text:p>
      <text:p text:style-name="Standard"><text:s/>0.35755814 0.35755814 0.36918605 0.36918605 0.43895349 0.43895349</text:p>
      <text:p text:style-name="Standard"><text:s/>0.4505814 <text:s/>0.4505814 <text:s/>0.45348837 0.45348837 0.46511628 0.46511628</text:p>
      <text:p text:style-name="Standard"><text:s/>0.47383721 0.47383721 0.52325581 0.52325581 0.52616279 0.52616279</text:p>
      <text:p text:style-name="Standard"><text:s/>0.54069767 0.54069767 0.5494186 <text:s/>0.5494186 <text:s/>0.55232558 0.55232558</text:p>
      <text:p text:style-name="Standard"><text:s/>0.56395349 0.56395349 0.59011628 0.59011628 0.59302326 0.59302326</text:p>
      <text:p text:style-name="Standard"><text:s/>0.61918605 0.61918605 0.63081395 0.63081395 0.64825581 0.64825581</text:p>
      <text:p text:style-name="Standard"><text:s/>0.6627907 <text:s/>0.6627907 <text:s/>0.66569767 0.66569767 0.67151163 0.67151163</text:p>
      <text:p text:style-name="Standard"><text:s/>0.70348837 0.70348837 0.70930233 0.70930233 0.71511628 0.71511628</text:p>
      <text:p text:style-name="Standard"><text:s/>0.72674419 0.72674419 0.72965116 0.72965116 0.73255814 0.73255814</text:p>
      <text:p text:style-name="Standard"><text:s/>0.74127907 0.74127907 0.74709302 0.74709302 0.75290698 0.75290698</text:p>
      <text:p text:style-name="Standard"><text:s/>0.75872093 0.75872093 0.76162791 0.76162791 0.77325581 0.77325581</text:p>
      <text:p text:style-name="Standard"><text:s/>0.77616279 0.77616279 0.78197674 0.78197674 0.7877907 <text:s/>0.7877907</text:p>
      <text:p text:style-name="Standard"><text:s/>0.79069767 0.79069767 0.7994186 <text:s/>0.7994186 <text:s/>0.80232558 0.80232558</text:p>
      <text:p text:style-name="Standard"><text:s/>0.80523256 0.80523256 0.80813953 0.80813953 0.81686047 0.81686047</text:p>
      <text:p text:style-name="Standard"><text:s/>0.81976744 0.81976744 0.82848837 0.82848837 0.84883721 0.84883721</text:p>
      <text:p text:style-name="Standard"><text:s/>0.85755814 0.85755814 0.86627907 0.86627907 0.88372093 0.88372093</text:p>
      <text:p text:style-name="Standard"><text:s/>0.89534884 0.89534884 0.89825581 0.89825581 0.90406977 0.90406977</text:p>
      <text:p text:style-name="Standard"><text:s/>0.9127907 <text:s/>0.9127907 <text:s/>0.92151163 0.92151163 0.92732558 0.92732558</text:p>
      <text:p text:style-name="Standard"><text:s/>0.93023256 0.93023256 0.93313953 0.93313953 0.93604651 0.93604651</text:p>
      <text:p text:style-name="Standard"><text:s/>0.93895349 0.93895349 0.94476744 0.94476744 0.95348837 0.95348837</text:p>
      <text:p text:style-name="Standard"><text:s/>0.95639535 0.95639535 0.96511628 0.96511628 0.96802326 0.96802326</text:p>
      <text:p text:style-name="Standard"><text:s/>0.97093023 0.97093023 0.97383721 0.97383721 0.97674419 0.97674419</text:p>
      <text:p text:style-name="Standard"><text:s/>0.97965116 0.97965116 0.98255814 0.98255814 0.98546512 0.98546512</text:p>
      <text:p text:style-name="Standard"><text:s/>0.99127907 0.99127907 0.99418605 0.99418605 1. <text:s text:c="8"/>1. <text:s text:c="7"/>], </text:p>
      <text:p text:style-name="Standard"><text:s/>fpr5: [0. <text:s text:c="8"/>0. <text:s text:c="8"/>0. <text:s text:c="8"/>0.00666667 0.00666667 0.01333333</text:p>
      <text:p text:style-name="Standard"><text:s/>0.01333333 0.02 <text:s text:c="6"/>0.02 <text:s text:c="6"/>0.02666667 0.02666667 0.04</text:p>
      <text:p text:style-name="Standard"><text:s/>0.04 <text:s text:c="6"/>0.05333333 0.05333333 0.06 <text:s text:c="6"/>0.06 <text:s text:c="6"/>0.06666667</text:p>
      <text:p text:style-name="Standard"><text:s/>0.06666667 0.07333333 0.07333333 0.08 <text:s text:c="6"/>0.08 <text:s text:c="6"/>0.08666667</text:p>
      <text:p text:style-name="Standard"><text:s/>0.08666667 0.09333333 0.09333333 0.1 <text:s text:c="7"/>0.1 <text:s text:c="7"/>0.10666667</text:p>
      <text:p text:style-name="Standard"><text:s/>0.10666667 0.13333333 0.13333333 0.14 <text:s text:c="6"/>0.14 <text:s text:c="6"/>0.14666667</text:p>
      <text:p text:style-name="Standard"><text:s/>0.14666667 0.15333333 0.15333333 0.16 <text:s text:c="6"/>0.16 <text:s text:c="6"/>0.16666667</text:p>
      <text:p text:style-name="Standard"><text:s/>0.16666667 0.17333333 0.17333333 0.18 <text:s text:c="6"/>0.18 <text:s text:c="6"/>0.19333333</text:p>
      <text:p text:style-name="Standard"><text:s/>0.19333333 0.2 <text:s text:c="7"/>0.2 <text:s text:c="7"/>0.20666667 0.20666667 0.21333333</text:p>
      <text:p text:style-name="Standard"><text:soft-page-break/><text:s/>0.21333333 0.22666667 0.22666667 0.23333333 0.23333333 0.24</text:p>
      <text:p text:style-name="Standard"><text:s/>0.24 <text:s text:c="6"/>0.25333333 0.25333333 0.26 <text:s text:c="6"/>0.26 <text:s text:c="6"/>0.26666667</text:p>
      <text:p text:style-name="Standard"><text:s/>0.26666667 0.28666667 0.28666667 0.29333333 0.29333333 0.30666667</text:p>
      <text:p text:style-name="Standard"><text:s/>0.30666667 0.31333333 0.31333333 0.34 <text:s text:c="6"/>0.34 <text:s text:c="6"/>0.34666667</text:p>
      <text:p text:style-name="Standard"><text:s/>0.34666667 0.36 <text:s text:c="6"/>0.36 <text:s text:c="6"/>0.38 <text:s text:c="6"/>0.38 <text:s text:c="6"/>0.4</text:p>
      <text:p text:style-name="Standard"><text:s/>0.4 <text:s text:c="7"/>0.41333333 0.41333333 0.42 <text:s text:c="6"/>0.42 <text:s text:c="6"/>0.42666667</text:p>
      <text:p text:style-name="Standard"><text:s/>0.42666667 0.43333333 0.43333333 0.44 <text:s text:c="6"/>0.44 <text:s text:c="6"/>0.45333333</text:p>
      <text:p text:style-name="Standard"><text:s/>0.45333333 0.46666667 0.46666667 0.48 <text:s text:c="6"/>0.48 <text:s text:c="6"/>0.48666667</text:p>
      <text:p text:style-name="Standard"><text:s/>0.48666667 0.5 <text:s text:c="7"/>0.5 <text:s text:c="7"/>0.50666667 0.50666667 0.51333333</text:p>
      <text:p text:style-name="Standard"><text:s/>0.51333333 0.52 <text:s text:c="6"/>0.52 <text:s text:c="6"/>0.52666667 0.52666667 0.53333333</text:p>
      <text:p text:style-name="Standard"><text:s/>0.53333333 0.54 <text:s text:c="6"/>0.54 <text:s text:c="6"/>0.56666667 0.56666667 0.57333333</text:p>
      <text:p text:style-name="Standard"><text:s/>0.57333333 0.58 <text:s text:c="6"/>0.58 <text:s text:c="6"/>0.59333333 0.59333333 0.60666667</text:p>
      <text:p text:style-name="Standard"><text:s/>0.60666667 0.62666667 0.62666667 0.64 <text:s text:c="6"/>0.64 <text:s text:c="6"/>0.66666667</text:p>
      <text:p text:style-name="Standard"><text:s/>0.66666667 0.68666667 0.68666667 0.72666667 0.72666667 0.75333333</text:p>
      <text:p text:style-name="Standard"><text:s/>0.75333333 0.77333333 0.77333333 0.78 <text:s text:c="6"/>0.78 <text:s text:c="6"/>0.81333333</text:p>
      <text:p text:style-name="Standard"><text:s/>0.81333333 0.82666667 0.82666667 0.84 <text:s text:c="6"/>0.84 <text:s text:c="6"/>0.85333333</text:p>
      <text:p text:style-name="Standard"><text:s/>0.85333333 0.87333333 0.87333333 0.88 <text:s text:c="6"/>0.88 <text:s text:c="6"/>0.88666667</text:p>
      <text:p text:style-name="Standard"><text:s/>0.88666667 0.9 <text:s text:c="7"/>0.9 <text:s text:c="7"/>0.91333333 0.91333333 0.94666667</text:p>
      <text:p text:style-name="Standard"><text:s/>0.94666667 0.96666667 0.96666667 0.98 <text:s text:c="6"/>0.98 <text:s text:c="6"/>1. <text:s text:c="7"/>], </text:p>
      <text:p text:style-name="Standard"><text:s/>threshold5: [1.92447619 0.92447619 0.88084746 0.87806108 0.85283595 0.85279214</text:p>
      <text:p text:style-name="Standard"><text:s/>0.84740292 0.84732759 0.84601735 0.8453673 <text:s/>0.8397365 <text:s/>0.83728125</text:p>
      <text:p text:style-name="Standard"><text:s/>0.82608193 0.82524197 0.82264126 0.82250757 0.81743934 0.81669215</text:p>
      <text:p text:style-name="Standard"><text:s/>0.79716435 0.79664783 0.78844054 0.78674392 0.78292084 0.78264137</text:p>
      <text:p text:style-name="Standard"><text:s/>0.75583512 0.75309777 0.74669241 0.74667112 0.71895193 0.71879136</text:p>
      <text:p text:style-name="Standard"><text:s/>0.71665029 0.71456797 0.71311695 0.71202791 0.70917515 0.70914944</text:p>
      <text:p text:style-name="Standard"><text:s/>0.70751479 0.7061449 <text:s/>0.69372036 0.69364797 0.69342674 0.69166241</text:p>
      <text:p text:style-name="Standard"><text:s/>0.68478725 0.68413593 0.68387398 0.68251287 0.68085103 0.67966392</text:p>
      <text:p text:style-name="Standard"><text:s/>0.67725167 0.6756055 <text:s/>0.6642289 <text:s/>0.66422384 0.66374844 0.66271456</text:p>
      <text:p text:style-name="Standard"><text:s/>0.65671423 0.65445619 0.65041276 0.64878227 0.64514998 0.64447572</text:p>
      <text:p text:style-name="Standard"><text:s/>0.64132842 0.63787775 0.63784315 0.63696671 0.63384669 0.63271142</text:p>
      <text:p text:style-name="Standard"><text:s/>0.625455 <text:s text:c="2"/>0.620399 <text:s text:c="2"/>0.61937542 0.61911464 0.61683339 0.61531722</text:p>
      <text:p text:style-name="Standard"><text:s/>0.61388993 0.61314607 0.61306112 0.6082425 <text:s/>0.6067241 <text:s/>0.60645306</text:p>
      <text:p text:style-name="Standard"><text:s/>0.60345471 0.60205827 0.60031403 0.59680238 0.59596437 0.59469733</text:p>
      <text:p text:style-name="Standard"><text:s/>0.58970855 0.58845474 0.58755829 0.58668255 0.58380992 0.5824859</text:p>
      <text:p text:style-name="Standard"><text:s/>0.58246028 0.57918454 0.57870494 0.57832844 0.57328884 0.57125899</text:p>
      <text:p text:style-name="Standard"><text:s/>0.57066486 0.56804062 0.56502422 0.56150079 0.55865929 0.55751349</text:p>
      <text:p text:style-name="Standard"><text:s/>0.55727523 0.55246866 0.55172179 0.54843812 0.54171398 0.53954952</text:p>
      <text:p text:style-name="Standard"><text:s/>0.53948554 0.53738854 0.5362718 <text:s/>0.53004019 0.51833114 0.51747363</text:p>
      <text:p text:style-name="Standard"><text:s/>0.51044879 0.5100002 <text:s/>0.50888317 0.50545248 0.49147123 0.48928202</text:p>
      <text:p text:style-name="Standard"><text:s/>0.4872036 <text:s/>0.48497912 0.48326777 0.48188309 0.47716134 0.47269152</text:p>
      <text:p text:style-name="Standard"><text:s/>0.46075689 0.45664328 0.4502004 <text:s/>0.44454621 0.44424221 0.43537505</text:p>
      <text:p text:style-name="Standard"><text:s/>0.43376132 0.42648622 0.42595798 0.41801545 0.41670564 0.40869584</text:p>
      <text:p text:style-name="Standard"><text:s/>0.40773717 0.40307751 0.39671098 0.39614559 0.39164196 0.38124151</text:p>
      <text:p text:style-name="Standard"><text:s/>0.37426872 0.36416919 0.36029166 0.35861977 0.35765933 0.35614904</text:p>
      <text:p text:style-name="Standard"><text:s/>0.35304201 0.34751668 0.34530187 0.34390562 0.34308067 0.34191515</text:p>
      <text:p text:style-name="Standard"><text:s/>0.3403744 <text:s/>0.33538352 0.3328543 <text:s/>0.32571046 0.3194059 <text:s/>0.29678859</text:p>
      <text:p text:style-name="Standard"><text:s/>0.2808705 <text:s/>0.25825713 0.23905477 0.23502401 0.22341279 0.20872412], </text:p>
      <text:p text:style-name="Standard"><text:s/>tpr6: [0. <text:s text:c="8"/>0.00290698 0.08139535 0.08139535 0.11046512 0.11046512</text:p>
      <text:p text:style-name="Standard"><text:s/>0.13953488 0.13953488 0.14825581 0.14825581 0.16860465 0.16860465</text:p>
      <text:p text:style-name="Standard"><text:s/>0.19476744 0.19476744 0.19767442 0.19767442 0.25290698 0.25290698</text:p>
      <text:p text:style-name="Standard"><text:s/>0.28197674 0.28197674 0.2877907 <text:s/>0.2877907 <text:s/>0.35755814 0.35755814</text:p>
      <text:p text:style-name="Standard"><text:s/>0.37209302 0.37209302 0.38953488 0.38953488 0.40697674 0.40697674</text:p>
      <text:p text:style-name="Standard"><text:soft-page-break/><text:s/>0.4244186 <text:s/>0.4244186 <text:s/>0.46802326 0.46802326 0.49709302 0.49709302</text:p>
      <text:p text:style-name="Standard"><text:s/>0.52616279 0.52616279 0.54069767 0.54069767 0.54651163 0.54651163</text:p>
      <text:p text:style-name="Standard"><text:s/>0.56104651 0.56104651 0.56976744 0.56976744 0.59593023 0.59593023</text:p>
      <text:p text:style-name="Standard"><text:s/>0.59883721 0.59883721 0.60465116 0.60465116 0.61046512 0.61046512</text:p>
      <text:p text:style-name="Standard"><text:s/>0.61627907 0.61627907 0.61918605 0.61918605 0.63372093 0.63372093</text:p>
      <text:p text:style-name="Standard"><text:s/>0.63953488 0.63953488 0.65988372 0.65988372 0.66569767 0.66569767</text:p>
      <text:p text:style-name="Standard"><text:s/>0.6744186 <text:s/>0.6744186 <text:s/>0.68023256 0.68023256 0.68895349 0.68895349</text:p>
      <text:p text:style-name="Standard"><text:s/>0.70930233 0.70930233 0.72965116 0.72965116 0.74127907 0.74127907</text:p>
      <text:p text:style-name="Standard"><text:s/>0.75 <text:s text:c="6"/>0.75 <text:s text:c="6"/>0.75581395 0.75581395 0.75872093 0.75872093</text:p>
      <text:p text:style-name="Standard"><text:s/>0.76453488 0.76453488 0.77034884 0.77034884 0.77325581 0.77325581</text:p>
      <text:p text:style-name="Standard"><text:s/>0.77616279 0.77616279 0.78197674 0.78197674 0.79360465 0.79360465</text:p>
      <text:p text:style-name="Standard"><text:s/>0.7994186 <text:s/>0.7994186 <text:s/>0.80523256 0.80523256 0.81104651 0.81104651</text:p>
      <text:p text:style-name="Standard"><text:s/>0.82267442 0.82267442 0.82848837 0.82848837 0.83430233 0.83430233</text:p>
      <text:p text:style-name="Standard"><text:s/>0.8372093 <text:s/>0.8372093 <text:s/>0.84302326 0.84302326 0.84593023 0.84593023</text:p>
      <text:p text:style-name="Standard"><text:s/>0.85174419 0.85174419 0.85755814 0.85755814 0.86918605 0.86918605</text:p>
      <text:p text:style-name="Standard"><text:s/>0.87209302 0.87209302 0.87790698 0.87790698 0.88081395 0.88081395</text:p>
      <text:p text:style-name="Standard"><text:s/>0.90988372 0.90988372 0.9127907 <text:s/>0.9127907 <text:s/>0.91569767 0.91569767</text:p>
      <text:p text:style-name="Standard"><text:s/>0.92151163 0.92151163 0.9244186 <text:s/>0.9244186 <text:s/>0.92732558 0.92732558</text:p>
      <text:p text:style-name="Standard"><text:s/>0.93313953 0.93313953 0.93604651 0.93604651 0.93895349 0.93895349</text:p>
      <text:p text:style-name="Standard"><text:s/>0.94186047 0.94186047 0.94476744 0.94476744 0.9505814 <text:s/>0.9505814</text:p>
      <text:p text:style-name="Standard"><text:s/>0.95348837 0.95348837 0.95930233 0.95930233 0.96511628 0.96511628</text:p>
      <text:p text:style-name="Standard"><text:s/>0.97093023 0.97093023 0.97965116 0.97965116 0.98255814 0.98255814</text:p>
      <text:p text:style-name="Standard"><text:s/>0.98546512 0.98546512 0.98837209 0.98837209 0.99127907 0.99127907</text:p>
      <text:p text:style-name="Standard"><text:s/>0.99418605 0.99418605 1. <text:s text:c="8"/>1. <text:s text:c="7"/>], </text:p>
      <text:p text:style-name="Standard"><text:s/>fpr6: [0. <text:s text:c="8"/>0. <text:s text:c="8"/>0. <text:s text:c="8"/>0.00666667 0.00666667 0.01333333</text:p>
      <text:p text:style-name="Standard"><text:s/>0.01333333 0.02 <text:s text:c="6"/>0.02 <text:s text:c="6"/>0.02666667 0.02666667 0.03333333</text:p>
      <text:p text:style-name="Standard"><text:s/>0.03333333 0.04 <text:s text:c="6"/>0.04 <text:s text:c="6"/>0.04666667 0.04666667 0.06</text:p>
      <text:p text:style-name="Standard"><text:s/>0.06 <text:s text:c="6"/>0.06666667 0.06666667 0.07333333 0.07333333 0.08</text:p>
      <text:p text:style-name="Standard"><text:s/>0.08 <text:s text:c="6"/>0.09333333 0.09333333 0.1 <text:s text:c="7"/>0.1 <text:s text:c="7"/>0.10666667</text:p>
      <text:p text:style-name="Standard"><text:s/>0.10666667 0.11333333 0.11333333 0.12 <text:s text:c="6"/>0.12 <text:s text:c="6"/>0.12666667</text:p>
      <text:p text:style-name="Standard"><text:s/>0.12666667 0.13333333 0.13333333 0.14 <text:s text:c="6"/>0.14 <text:s text:c="6"/>0.14666667</text:p>
      <text:p text:style-name="Standard"><text:s/>0.14666667 0.15333333 0.15333333 0.16 <text:s text:c="6"/>0.16 <text:s text:c="6"/>0.16666667</text:p>
      <text:p text:style-name="Standard"><text:s/>0.16666667 0.17333333 0.17333333 0.18 <text:s text:c="6"/>0.18 <text:s text:c="6"/>0.18666667</text:p>
      <text:p text:style-name="Standard"><text:s/>0.18666667 0.20666667 0.20666667 0.21333333 0.21333333 0.22666667</text:p>
      <text:p text:style-name="Standard"><text:s/>0.22666667 0.23333333 0.23333333 0.24 <text:s text:c="6"/>0.24 <text:s text:c="6"/>0.24666667</text:p>
      <text:p text:style-name="Standard"><text:s/>0.24666667 0.25333333 0.25333333 0.26 <text:s text:c="6"/>0.26 <text:s text:c="6"/>0.26666667</text:p>
      <text:p text:style-name="Standard"><text:s/>0.26666667 0.27333333 0.27333333 0.28 <text:s text:c="6"/>0.28 <text:s text:c="6"/>0.28666667</text:p>
      <text:p text:style-name="Standard"><text:s/>0.28666667 0.29333333 0.29333333 0.31333333 0.31333333 0.32666667</text:p>
      <text:p text:style-name="Standard"><text:s/>0.32666667 0.34666667 0.34666667 0.36 <text:s text:c="6"/>0.36 <text:s text:c="6"/>0.36666667</text:p>
      <text:p text:style-name="Standard"><text:s/>0.36666667 0.39333333 0.39333333 0.41333333 0.41333333 0.42</text:p>
      <text:p text:style-name="Standard"><text:s/>0.42 <text:s text:c="6"/>0.42666667 0.42666667 0.43333333 0.43333333 0.46</text:p>
      <text:p text:style-name="Standard"><text:s/>0.46 <text:s text:c="6"/>0.46666667 0.46666667 0.48 <text:s text:c="6"/>0.48 <text:s text:c="6"/>0.49333333</text:p>
      <text:p text:style-name="Standard"><text:s/>0.49333333 0.50666667 0.50666667 0.53333333 0.53333333 0.55333333</text:p>
      <text:p text:style-name="Standard"><text:s/>0.55333333 0.56666667 0.56666667 0.57333333 0.57333333 0.58</text:p>
      <text:p text:style-name="Standard"><text:s/>0.58 <text:s text:c="6"/>0.58666667 0.58666667 0.59333333 0.59333333 0.60666667</text:p>
      <text:p text:style-name="Standard"><text:s/>0.60666667 0.61333333 0.61333333 0.62 <text:s text:c="6"/>0.62 <text:s text:c="6"/>0.64666667</text:p>
      <text:p text:style-name="Standard"><text:s/>0.64666667 0.69333333 0.69333333 0.7 <text:s text:c="7"/>0.7 <text:s text:c="7"/>0.70666667</text:p>
      <text:p text:style-name="Standard"><text:s/>0.70666667 0.71333333 0.71333333 0.74 <text:s text:c="6"/>0.74 <text:s text:c="6"/>0.74666667</text:p>
      <text:p text:style-name="Standard"><text:s/>0.74666667 0.78666667 0.78666667 0.79333333 0.79333333 0.8</text:p>
      <text:p text:style-name="Standard"><text:s/>0.8 <text:s text:c="7"/>0.80666667 0.80666667 0.81333333 0.81333333 0.82</text:p>
      <text:p text:style-name="Standard"><text:s/>0.82 <text:s text:c="6"/>0.84 <text:s text:c="6"/>0.84 <text:s text:c="6"/>0.84666667 0.84666667 0.9</text:p>
      <text:p text:style-name="Standard"><text:s/>0.9 <text:s text:c="7"/>0.93333333 0.93333333 0.96 <text:s text:c="6"/>0.96 <text:s text:c="6"/>0.97333333</text:p>
      <text:p text:style-name="Standard"><text:soft-page-break/><text:s/>0.97333333 0.98 <text:s text:c="6"/>0.98 <text:s text:c="6"/>1. <text:s text:c="7"/>], </text:p>
      <text:p text:style-name="Standard"><text:s/>threshold6: [1.90866943 0.90866943 0.85669966 0.85631507 0.84708209 0.84700699</text:p>
      <text:p text:style-name="Standard"><text:s/>0.83776832 0.83763918 0.83510012 0.83427869 0.83003635 0.82910067</text:p>
      <text:p text:style-name="Standard"><text:s/>0.82449514 0.8229026 <text:s/>0.82103218 0.82041688 0.80180334 0.79977812</text:p>
      <text:p text:style-name="Standard"><text:s/>0.78757072 0.78753421 0.78618336 0.78512128 0.75964055 0.75853976</text:p>
      <text:p text:style-name="Standard"><text:s/>0.75408599 0.75075959 0.7400156 <text:s/>0.73974034 0.73682042 0.73590563</text:p>
      <text:p text:style-name="Standard"><text:s/>0.72931251 0.72814586 0.70114247 0.70034843 0.68339961 0.68108229</text:p>
      <text:p text:style-name="Standard"><text:s/>0.66838629 0.66785476 0.66451209 0.66380033 0.66270019 0.65965898</text:p>
      <text:p text:style-name="Standard"><text:s/>0.65710812 0.65648781 0.65190216 0.65089778 0.64418555 0.64397084</text:p>
      <text:p text:style-name="Standard"><text:s/>0.64381636 0.643076 <text:s text:c="2"/>0.64214237 0.64184251 0.64064916 0.64057023</text:p>
      <text:p text:style-name="Standard"><text:s/>0.63772137 0.63630893 0.63514145 0.63368221 0.63086479 0.62872902</text:p>
      <text:p text:style-name="Standard"><text:s/>0.62749093 0.62547693 0.62241702 0.62058364 0.61901273 0.61849506</text:p>
      <text:p text:style-name="Standard"><text:s/>0.61130416 0.60921761 0.60824558 0.60701033 0.60409586 0.60312585</text:p>
      <text:p text:style-name="Standard"><text:s/>0.59559682 0.59531381 0.58972984 0.58902897 0.58273458 0.5819361</text:p>
      <text:p text:style-name="Standard"><text:s/>0.57994024 0.57974867 0.57651956 0.57446182 0.57430341 0.57140647</text:p>
      <text:p text:style-name="Standard"><text:s/>0.56996832 0.56620474 0.56480834 0.56387256 0.5632063 <text:s/>0.56249109</text:p>
      <text:p text:style-name="Standard"><text:s/>0.56161009 0.55519632 0.55342587 0.55125379 0.54793431 0.54726698</text:p>
      <text:p text:style-name="Standard"><text:s/>0.54566144 0.54505934 0.54340301 0.54336972 0.5427016 <text:s/>0.53943272</text:p>
      <text:p text:style-name="Standard"><text:s/>0.53542478 0.53317678 0.53233461 0.53031991 0.52797684 0.52466045</text:p>
      <text:p text:style-name="Standard"><text:s/>0.52332808 0.52165572 0.52101244 0.51638423 0.51455352 0.51310175</text:p>
      <text:p text:style-name="Standard"><text:s/>0.50803254 0.50163748 0.49355928 0.49299082 0.48564748 0.4821876</text:p>
      <text:p text:style-name="Standard"><text:s/>0.48058824 0.46506513 0.44944944 0.44596823 0.44444592 0.43593323</text:p>
      <text:p text:style-name="Standard"><text:s/>0.41413561 0.41360939 0.40846634 0.40711041 0.40366745 0.38245064</text:p>
      <text:p text:style-name="Standard"><text:s/>0.37464492 0.36509293 0.36296027 0.36239376 0.3612536 <text:s/>0.36096413</text:p>
      <text:p text:style-name="Standard"><text:s/>0.36016438 0.35971773 0.3574487 <text:s/>0.3477558 <text:s/>0.34723465 0.34690506</text:p>
      <text:p text:style-name="Standard"><text:s/>0.34587908 0.33395691 0.3329078 <text:s/>0.3324156 <text:s/>0.33032087 0.32826171</text:p>
      <text:p text:style-name="Standard"><text:s/>0.32697704 0.32600779 0.32576841 0.3229023 <text:s/>0.32066299 0.31866677</text:p>
      <text:p text:style-name="Standard"><text:s/>0.31690301 0.3153292 <text:s/>0.31206682 0.31115085 0.3111351 <text:s/>0.29426581</text:p>
      <text:p text:style-name="Standard"><text:s/>0.29162452 0.26648635 0.25748464 0.24193014 0.24038272 0.23347283</text:p>
      <text:p text:style-name="Standard"><text:s/>0.23280396 0.23081693 0.2135679 <text:s/>0.18838732]</text:p>
      <text:p text:style-name="Standard">Cutoff/threshold at: 0.5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7:42:20.044741688</meta:creation-date>
    <dc:date>2021-06-23T17:43:50.067888717</dc:date>
    <meta:editing-duration>PT1M30S</meta:editing-duration>
    <meta:editing-cycles>1</meta:editing-cycles>
    <meta:document-statistic meta:table-count="0" meta:image-count="0" meta:object-count="0" meta:page-count="4" meta:paragraph-count="184" meta:word-count="1164" meta:character-count="12145" meta:non-whitespace-character-count="10193"/>
    <meta:generator>LibreOffice/6.4.7.2$Linux_X86_64 LibreOffice_project/40$Build-2</meta:generator>
  </office:meta>
</office:document-meta>
</file>